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OOL74Q0elr6FC7HxXw6_b0Y6KXDfXf5SKmdX5KGFHyjKvDGKFY3FghgAVUY003oBQO4MUAGU8J695P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44:57.741140612</meta:creation-date>
    <dc:date>2025-02-13T16:45:35.953143593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93" meta:non-whitespace-character-count="93"/>
    <meta:generator>LibreOffice/7.3.7.2$Linux_X86_64 LibreOffice_project/30$Build-2</meta:generator>
  </office:meta>
</office:document-meta>
</file>